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8.4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221cm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draw:fill="none" fo:min-height="7.823cm"/>
    </style:style>
    <style:style style:name="gr6" style:family="graphic" style:parent-style-name="standard">
      <style:graphic-properties draw:stroke="none" draw:fill="none" fo:min-height="22.128cm"/>
    </style:style>
    <style:style style:name="gr7" style:family="graphic" style:parent-style-name="standard">
      <style:graphic-properties draw:stroke="none" draw:fill="none" fo:min-height="8.637cm"/>
    </style:style>
    <style:style style:name="gr8" style:family="graphic" style:parent-style-name="standard">
      <style:graphic-properties draw:stroke="none" draw:fill="none" fo:min-height="19.91cm"/>
    </style:style>
    <style:style style:name="gr9" style:family="graphic" style:parent-style-name="standard">
      <style:graphic-properties draw:stroke="none" draw:fill="none" fo:min-height="8.534cm"/>
    </style:style>
    <style:style style:name="gr10" style:family="graphic" style:parent-style-name="standard">
      <style:graphic-properties draw:stroke="none" draw:fill="none" fo:min-height="20.095cm"/>
    </style:style>
    <style:style style:name="gr11" style:family="graphic" style:parent-style-name="standard">
      <style:graphic-properties draw:stroke="none" draw:fill="none" fo:min-height="17.777cm"/>
    </style:style>
    <style:style style:name="gr12" style:family="graphic" style:parent-style-name="standard">
      <style:graphic-properties draw:stroke="none" draw:fill="none" fo:min-height="16.355cm"/>
    </style:style>
    <style:style style:name="gr13" style:family="graphic" style:parent-style-name="standard">
      <style:graphic-properties draw:stroke="none" draw:fill="none" fo:min-height="4.978cm"/>
    </style:style>
    <style:style style:name="gr14" style:family="graphic" style:parent-style-name="standard">
      <style:graphic-properties draw:stroke="none" draw:fill="none" fo:min-height="1.05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size-complex="2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037cm" svg:height="18.738cm" svg:x="0.508cm" svg:y="1.074cm">
          <draw:text-box>
            <text:p><text:span text:style-name="T1">static char mybuf[100] = "open";</text:span></text:p>
            <text:p><text:span text:style-name="T1"/></text:p>
            <text:p><text:span text:style-name="T1">static ssize_t cyttsp5_open_store(struct device* dev, struct device_attribute *attr,</text:span></text:p>
            <text:p><text:span text:style-name="T1"><text:s text:c="16"/></text:span><text:span text:style-name="T1">const char* buf, size_t len)</text:span></text:p>
            <text:p><text:span text:style-name="T1">{</text:span></text:p>
            <text:p><text:span text:style-name="T1"><text:s text:c="8"/></text:span><text:span text:style-name="T1">//struct cyttsp5_core_data *cd;</text:span></text:p>
            <text:p><text:span text:style-name="T1"><text:s text:c="8"/></text:span><text:span text:style-name="T1">//cd-&gt;dev = dev;</text:span></text:p>
            <text:p><text:span text:style-name="T1"><text:s text:c="8"/></text:span><text:span text:style-name="T1">//cyttsp5_release(cd);</text:span></text:p>
            <text:p><text:span text:style-name="T1"><text:s text:c="8"/></text:span><text:span text:style-name="T1">sprintf(mybuf, "%s", buf);</text:span></text:p>
            <text:p><text:span text:style-name="T1"><text:s text:c="8"/></text:span><text:span text:style-name="T1">return len;</text:span></text:p>
            <text:p><text:span text:style-name="T1">}</text:span></text:p>
            <text:p><text:span text:style-name="T1">static ssize_t cyttsp5_open_show(struct device* dev, struct device_attribute *attr, char* buf)</text:span></text:p>
            <text:p><text:span text:style-name="T1">{</text:span></text:p>
            <text:p><text:span text:style-name="T1"><text:s text:c="8"/></text:span><text:span text:style-name="T1">return sprintf(buf, "%s\n", mybuf);</text:span></text:p>
            <text:p><text:span text:style-name="T1">}</text:span></text:p>
            <text:p><text:span text:style-name="T1">static DEVICE_ATTR(TOUCH_LOCK, S_IWUSR|S_IRUSR, cyttsp5_open_show, cyttsp5_open_store);</text:span></text:p>
            <text:p><text:span text:style-name="T1"/></text:p>
            <text:p><text:span text:style-name="T1">static struct attribute *touch_attributes[] = {</text:span></text:p>
            <text:p><text:span text:style-name="T1"><text:s text:c="8"/></text:span><text:span text:style-name="T1">&amp;dev_attr_TOUCH_LOCK,</text:span></text:p>
            <text:p><text:span text:style-name="T1"><text:s text:c="8"/></text:span><text:span text:style-name="T1">NULL</text:span></text:p>
            <text:p><text:span text:style-name="T1">};</text:span></text:p>
            <text:p><text:span text:style-name="T1"/></text:p>
            <text:p><text:span text:style-name="T1">static struct attribute_group touch_attribute_group = {</text:span></text:p>
            <text:p><text:span text:style-name="T1"><text:s text:c="8"/></text:span><text:span text:style-name="T1">.attrs = touch_attributes</text:span></text:p>
            <text:p><text:span text:style-name="T1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28.489cm" svg:height="14.471cm" svg:x="0.254cm" svg:y="5.08cm">
          <draw:text-box>
            <text:p><text:span text:style-name="T2"><text:s text:c="8"/></text:span><text:span text:style-name="T2">/*my create sysfs**************************************************/</text:span></text:p>
            <text:p><text:span text:style-name="T2"><text:s text:c="8"/></text:span><text:span text:style-name="T2">Int ret =0;</text:span></text:p>
            <text:p><text:span text:style-name="T2"><text:s text:c="8"/></text:span><text:span text:style-name="T2">ret = sysfs_create_group(cd-&gt;dev-&gt;kobj, &amp;touch_attribute_group);</text:span></text:p>
            <text:p><text:span text:style-name="T2"><text:s text:c="8"/></text:span><text:span text:style-name="T2">if(ret){</text:span></text:p>
            <text:p><text:span text:style-name="T2"><text:s text:c="11"/></text:span><text:span text:style-name="T2">printk("######################################33####################################################Touch_LOCK");</text:span></text:p>
            <text:p><text:span text:style-name="T2"><text:s text:c="8"/></text:span><text:span text:style-name="T2">}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}</text:span></text:p>
            <text:p><text:span text:style-name="T2"/></text:p>
          </draw:text-box>
        </draw:frame>
        <draw:frame draw:style-name="gr4" draw:text-style-name="P4" draw:layer="layout" svg:width="20.648cm" svg:height="2.385cm" svg:x="0cm" svg:y="1.778cm">
          <draw:text-box>
            <text:p>int cyttsp5_probe(const struct cyttsp5_bus_ops *ops, struct device *dev,</text:p>
            <text:p><text:s text:c="16"/>u16 irq, size_t xfer_buf_size)</text:p>
            <text:p>{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1" draw:layer="layout" svg:width="20.488cm" svg:height="8.073cm" svg:x="1.524cm" svg:y="1.071cm">
          <draw:text-box>
            <text:p><text:span text:style-name="T1">slb783:/sys/devices/soc/c178000.i2c/i2c-4/4-0024 # ls</text:span></text:p>
            <text:p><text:span text:style-name="T1">TOUCH_LOCK <text:s text:c="12"/>driver <text:s text:c="13"/>ic_ver <text:s text:c="8"/>power <text:s text:c="7"/></text:span></text:p>
            <text:p><text:span text:style-name="T1">cmcp_test <text:s text:c="13"/>drv_debug <text:s text:c="10"/>input <text:s text:c="9"/>response <text:s text:c="4"/></text:span></text:p>
            <text:p><text:span text:style-name="T1">cmcp_threshold_data <text:s text:c="3"/>drv_irq <text:s text:c="12"/>manual_upgrade sleep_status </text:span></text:p>
            <text:p><text:span text:style-name="T1">cmcp_threshold_loading drv_ver <text:s text:c="12"/>modalias <text:s text:c="6"/>status <text:s text:c="6"/></text:span></text:p>
            <text:p><text:span text:style-name="T1">command <text:s text:c="15"/>easy_wakeup_gesture name <text:s text:c="10"/>subsystem <text:s text:c="3"/></text:span></text:p>
            <text:p><text:span text:style-name="T1">config_data <text:s text:c="11"/>firmware_ver <text:s text:c="7"/>of_node <text:s text:c="7"/>tp_mode <text:s text:c="5"/></text:span></text:p>
            <text:p><text:span text:style-name="T1">config_loading <text:s text:c="8"/>hw_irq_stat <text:s text:c="8"/>panel_id <text:s text:c="6"/>ttdl_restart </text:span></text:p>
            <text:p><text:span text:style-name="T1">device_id <text:s text:c="13"/>hw_reset <text:s text:c="11"/>platform_data <text:s/>uevent <text:s text:c="5"/></text:span></text:p>
            <text:p><text:span text:style-name="T1"><text:s/></text:span></text:p>
            <text:p><text:span text:style-name="T1">slb783:/sys/devices/soc/c178000.i2c/i2c-4/4-0024 # cat TOUCH_LOCK</text:span></text:p>
            <text:p><text:span text:style-name="T1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4" draw:layer="layout" svg:width="28.442cm" svg:height="22.378cm" svg:x="0.26cm" svg:y="0.254cm">
          <draw:text-box>
            <text:p>disable_irq与disable_irq_nosync使用场景</text:p>
            <text:p>    Linux设备驱动，关于中断屏蔽有两个接口：disable_irq和disable_irq_nosync，该两接口使用场景如下：</text:p>
            <text:p/>
            <text:p>    1、disable_irq：在非中断处理函数中使用，会阻塞；</text:p>
            <text:p>    2、disable_irq_nosync：在中断处理函数中使用，不会阻塞；用于屏蔽相应中断；</text:p>
            <text:p/>
            <text:p> 一、为什么要屏蔽中断？  </text:p>
            <text:p>    使能中断后，一旦触发中断，系统会进入中断处理函数；如果下一个中断触发的时候，前一个中断处理函数已经完成，这是理想状态，不会发生异常；如果前一个中断处理函数还未完成，那么就会导致中断嵌套。为了不出现中断嵌套，必须在中断处理函数中屏蔽中断，待中断处理完成后，再主动使能中断。</text:p>
            <text:p/>
            <text:p/>
            <text:p>二、disable_irq不能放在中断处理函数中</text:p>
            <text:p>    如果在中断处理函数中使用disable_irq屏蔽相应中断，系统将会出现死锁状态，最后死机，然后重启。（已验证）</text:p>
            <text:p/>
            <text:p>三、enable_irq配套使用</text:p>
            <text:p>    当中断处理函数已经完成所有工作，在返回之前需要主动调用接口enable_irq使能中断，否则该中断将一直被屏蔽。（已验证）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7" draw:layer="layout" svg:width="28.186cm" svg:height="8.887cm" svg:x="0.508cm" svg:y="2.032cm">
          <draw:text-box>
            <text:p text:style-name="P5"><text:span text:style-name="T3"/></text:p>
            <text:p text:style-name="P5"><text:span text:style-name="T3">Linux</text:span><text:span text:style-name="T3">内核</text:span><text:span text:style-name="T3">--make mrproper</text:span><text:span text:style-name="T3">与</text:span><text:span text:style-name="T3">make clean</text:span><text:span text:style-name="T3">的区别</text:span></text:p>
            <text:p text:style-name="P5"><text:span text:style-name="T1">2012</text:span><text:span text:style-name="T1">年</text:span><text:span text:style-name="T1">03</text:span><text:span text:style-name="T1">月</text:span><text:span text:style-name="T1">29</text:span><text:span text:style-name="T1">日 </text:span><text:span text:style-name="T1">16:28:05 </text:span><text:span text:style-name="T1"><text:a xlink:href="https://me.csdn.net/gchww" xlink:type="simple">gchww</text:a></text:span><text:span text:style-name="T1"> </text:span><text:span text:style-name="T1">阅读数 </text:span><text:span text:style-name="T1">19967</text:span></text:p>
            <text:p text:style-name="P6"><text:span text:style-name="T1">首先，这两个命令都是用于删除编译内核时产生的相关文件的。</text:span></text:p>
            <text:p text:style-name="P6"><text:span text:style-name="T1">两者的区别如下：</text:span></text:p>
            <text:p text:style-name="P6"><text:span text:style-name="T1">make mrproper</text:span><text:span text:style-name="T1">命令会删除所有的编译生成文件、内核配置文件</text:span><text:span text:style-name="T1">(.config</text:span><text:span text:style-name="T1">文件</text:span><text:span text:style-name="T1">)</text:span><text:span text:style-name="T1">和各种备份文件，所以几乎只在第一次执行内核编译前才用这条命令。</text:span></text:p>
            <text:p text:style-name="P6"><text:span text:style-name="T1">make clean</text:span><text:span text:style-name="T1">命令则是用于删除大多数的编译生成文件，但是会保留内核的配置文件</text:span><text:span text:style-name="T1">.config</text:span><text:span text:style-name="T1">，还有足够的编译支持来建立扩展模块。所以你若只想删除前一次编译过程的残留数据，只需执行</text:span><text:span text:style-name="T1">make clean</text:span><text:span text:style-name="T1">命令。</text:span></text:p>
            <text:p text:style-name="P6"><text:span text:style-name="T1">总而言之，</text:span><text:span text:style-name="T1">make mrproper</text:span><text:span text:style-name="T1">删除的范围比</text:span><text:span text:style-name="T1">make clean</text:span><text:span text:style-name="T1">大，实际上，</text:span><text:span text:style-name="T1">make mrproper</text:span><text:span text:style-name="T1">在具体执行时第一步就是调用</text:span><text:span text:style-name="T1">make cle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1" draw:layer="layout" svg:width="28.489cm" svg:height="20.16cm" svg:x="-0.133cm" svg:y="1.06cm">
          <draw:text-box>
            <text:p><text:span text:style-name="T1">#ifdef CONFIG_PM_SLEEP</text:span></text:p>
            <text:p><text:span text:style-name="T1">static int aw9106_i2c_suspend(struct device *dev)</text:span></text:p>
            <text:p><text:span text:style-name="T1">{</text:span></text:p>
            <text:p><text:span text:style-name="T1"><text:s text:c="7"/></text:span><text:span text:style-name="T1">pr_info("##########################################################################################33#######\n");</text:span></text:p>
            <text:p><text:span text:style-name="T1"><text:s text:c="7"/></text:span><text:span text:style-name="T1">printk("#################################################################################################################\n");</text:span></text:p>
            <text:p><text:span text:style-name="T1"><text:s text:c="8"/></text:span><text:span text:style-name="T1">return 0;</text:span></text:p>
            <text:p><text:span text:style-name="T1"/></text:p>
            <text:p><text:span text:style-name="T1">}</text:span></text:p>
            <text:p><text:span text:style-name="T1"/></text:p>
            <text:p><text:span text:style-name="T1">static int aw9106_i2c_resume(struct device *dev)</text:span></text:p>
            <text:p><text:span text:style-name="T1">{</text:span></text:p>
            <text:p><text:span text:style-name="T1"><text:s text:c="8"/></text:span><text:span text:style-name="T1">pr_info("#################################################&amp;&amp;&amp;&amp;&amp;&amp;&amp;&amp;&amp;&amp;&amp;&amp;&amp;&amp;&amp;&amp;&amp;&amp;&amp;&amp;&amp;&amp;&amp;&amp;&amp;&amp;&amp;&amp;&amp;&amp;7777777#######\n");</text:span></text:p>
            <text:p><text:span text:style-name="T1"><text:s text:c="7"/></text:span><text:span text:style-name="T1">printk("##################################################################################################\n");</text:span></text:p>
            <text:p><text:span text:style-name="T1"><text:s text:c="8"/></text:span><text:span text:style-name="T1">return 0;</text:span></text:p>
            <text:p><text:span text:style-name="T1"/></text:p>
            <text:p><text:span text:style-name="T1">}</text:span></text:p>
            <text:p><text:span text:style-name="T1">#endif</text:span></text:p>
            <text:p><text:span text:style-name="T1"/></text:p>
            <text:p><text:span text:style-name="T1">static SIMPLE_DEV_PM_OPS(leds_aw9106_pm_ops, aw9106_i2c_suspend, aw9106_i2c_resume);</text:span></text:p>
          </draw:text-box>
        </draw:frame>
        <draw:frame draw:style-name="gr9" draw:text-style-name="P1" draw:layer="layout" svg:width="16.635cm" svg:height="8.784cm" svg:x="0.254cm" svg:y="10.16cm">
          <draw:text-box>
            <text:p><text:span text:style-name="T1">static struct i2c_driver aw9106_i2c_driver = {</text:span></text:p>
            <text:p><text:span text:style-name="T1"><text:s text:c="4"/></text:span><text:span text:style-name="T1">.driver = {</text:span></text:p>
            <text:p><text:span text:style-name="T1"><text:s text:c="8"/></text:span><text:span text:style-name="T1">.name = AW9106_I2C_NAME,</text:span></text:p>
            <text:p><text:span text:style-name="T1"><text:s text:c="8"/></text:span><text:span text:style-name="T1">.owner = THIS_MODULE,</text:span></text:p>
            <text:p><text:span text:style-name="T1"><text:s text:c="8"/></text:span><text:span text:style-name="T1">.of_match_table = of_match_ptr(aw9106_dt_match),</text:span></text:p>
            <text:p><text:span text:style-name="T1"><text:s text:c="8"/></text:span><text:span text:style-name="T1">.pm = &amp;leds_aw9106_pm_ops,</text:span></text:p>
            <text:p><text:span text:style-name="T1"><text:s text:c="4"/></text:span><text:span text:style-name="T1">},</text:span></text:p>
            <text:p><text:span text:style-name="T1"><text:s text:c="4"/></text:span><text:span text:style-name="T1">.probe = aw9106_i2c_probe,</text:span></text:p>
            <text:p><text:span text:style-name="T1"><text:s text:c="4"/></text:span><text:span text:style-name="T1">.remove = aw9106_i2c_remove,</text:span></text:p>
            <text:p><text:span text:style-name="T1"><text:s text:c="4"/></text:span><text:span text:style-name="T1">.id_table = aw9106_i2c_id,</text:span></text:p>
            <text:p><text:span text:style-name="T1">};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1" draw:layer="layout" svg:width="16.424cm" svg:height="20.345cm" svg:x="0.34cm" svg:y="0.066cm">
          <draw:text-box>
            <text:p><text:span text:style-name="T1">/*</text:span></text:p>
            <text:p><text:span text:style-name="T1"><text:s/></text:span><text:span text:style-name="T1">* Enable/disable IRQ via sysfs</text:span></text:p>
            <text:p><text:span text:style-name="T1"><text:s/></text:span><text:span text:style-name="T1">*/</text:span></text:p>
            <text:p><text:span text:style-name="T1">static ssize_t cyttsp5_drv_irq_store(struct device *dev,</text:span></text:p>
            <text:p><text:span text:style-name="T1"><text:s text:c="16"/></text:span><text:span text:style-name="T1">struct device_attribute *attr, const char *buf, size_t size)</text:span></text:p>
            <text:p><text:span text:style-name="T1">{</text:span></text:p>
            <text:p><text:span text:style-name="T1"><text:s text:c="8"/></text:span><text:span text:style-name="T1">struct cyttsp5_core_data *cd = dev_get_drvdata(dev);</text:span></text:p>
            <text:p><text:span text:style-name="T1"><text:s text:c="8"/></text:span><text:span text:style-name="T1">unsigned long value;</text:span></text:p>
            <text:p><text:span text:style-name="T1"><text:s text:c="8"/></text:span><text:span text:style-name="T1">int retval = 0;</text:span></text:p>
            <text:p><text:span text:style-name="T1"/></text:p>
            <text:p><text:span text:style-name="T1"><text:s text:c="8"/></text:span><text:span text:style-name="T1">retval = kstrtoul(buf, 10, &amp;value);</text:span></text:p>
            <text:p><text:span text:style-name="T1"><text:s text:c="8"/></text:span><text:span text:style-name="T1">if (retval &lt; 0) {</text:span></text:p>
            <text:p><text:span text:style-name="T1"><text:s text:c="16"/></text:span><text:span text:style-name="T1">dev_err(dev, "%s: Invalid value\n", __func__);</text:span></text:p>
            <text:p><text:span text:style-name="T1"><text:s text:c="16"/></text:span><text:span text:style-name="T1">goto cyttsp5_drv_irq_store_error_exit;</text:span></text:p>
            <text:p><text:span text:style-name="T1"><text:s text:c="8"/></text:span><text:span text:style-name="T1">}</text:span></text:p>
            <text:p><text:span text:style-name="T1"/></text:p>
            <text:p><text:span text:style-name="T1"><text:s text:c="8"/></text:span><text:span text:style-name="T1">mutex_lock(&amp;cd-&gt;system_lock);</text:span></text:p>
            <text:p><text:span text:style-name="T1"><text:s text:c="8"/></text:span><text:span text:style-name="T1">switch (value) {</text:span></text:p>
            <text:p><text:span text:style-name="T1"><text:s text:c="8"/></text:span><text:span text:style-name="T1">case 0:</text:span></text:p>
            <text:p><text:span text:style-name="T1"><text:s text:c="16"/></text:span><text:span text:style-name="T1">if (cd-&gt;irq_enabled) {</text:span></text:p>
            <text:p><text:span text:style-name="T1"><text:s text:c="24"/></text:span><text:span text:style-name="T1">cd-&gt;irq_enabled = false;</text:span></text:p>
            <text:p><text:span text:style-name="T1"><text:s text:c="24"/></text:span><text:span text:style-name="T1">/* Disable IRQ */</text:span></text:p>
            <text:p><text:span text:style-name="T1"><text:s text:c="24"/></text:span><text:span text:style-name="T1">disable_irq_nosync(cd-&gt;irq);</text:span></text:p>
            <text:p><text:span text:style-name="T1"><text:s text:c="24"/></text:span><text:span text:style-name="T1">dev_info(dev, "%s: Driver IRQ now disabled\n",</text:span></text:p>
            <text:p><text:span text:style-name="T1"><text:s text:c="32"/></text:span><text:span text:style-name="T1">__func__);</text:span></text:p>
            <text:p><text:span text:style-name="T1"><text:s text:c="16"/></text:span><text:span text:style-name="T1">} else</text:span></text:p>
            <text:p><text:span text:style-name="T1"><text:s text:c="24"/></text:span><text:span text:style-name="T1">dev_info(dev, "%s: Driver IRQ already disabled\n",</text:span></text:p>
            <text:p><text:span text:style-name="T1"><text:s text:c="32"/></text:span><text:span text:style-name="T1">__func__);</text:span></text:p>
            <text:p><text:span text:style-name="T1"><text:s text:c="16"/></text:span><text:span text:style-name="T1">break;</text:span></text:p>
            <text:p><text:span text:style-name="T1"/></text:p>
            <text:p><text:span text:style-name="T1"><text:s text:c="8"/></text:span><text:span text:style-name="T1">case 1:</text:span></text:p>
            <text:p><text:span text:style-name="T1"><text:s text:c="16"/></text:span><text:span text:style-name="T1">if (cd-&gt;irq_enabled == false) {</text:span></text:p>
            <text:p><text:span text:style-name="T1"><text:s text:c="24"/></text:span><text:span text:style-name="T1">cd-&gt;irq_enabled = true;</text:span></text:p>
            <text:p><text:span text:style-name="T1"><text:s text:c="24"/></text:span><text:span text:style-name="T1">/* Enable IRQ */</text:span></text:p>
            <text:p><text:span text:style-name="T1"><text:s text:c="24"/></text:span><text:span text:style-name="T1">enable_irq(cd-&gt;irq);</text:span></text:p>
            <text:p><text:span text:style-name="T1"><text:s text:c="24"/></text:span><text:span text:style-name="T1">dev_info(dev, "%s: Driver IRQ now enabled\n",</text:span></text:p>
            <text:p><text:span text:style-name="T1"><text:s text:c="32"/></text:span><text:span text:style-name="T1">__func__);</text:span></text:p>
            <text:p><text:span text:style-name="T1"><text:s text:c="16"/></text:span><text:span text:style-name="T1">} else</text:span></text:p>
            <text:p><text:span text:style-name="T1"><text:s text:c="24"/></text:span><text:span text:style-name="T1">dev_info(dev, "%s: Driver IRQ already enabled\n",</text:span></text:p>
            <text:p><text:span text:style-name="T1"><text:s text:c="32"/></text:span><text:span text:style-name="T1">__func__);</text:span></text:p>
            <text:p><text:span text:style-name="T1"><text:s text:c="16"/></text:span><text:span text:style-name="T1">break;</text:span></text:p>
            <text:p><text:span text:style-name="T1"/></text:p>
            <text:p><text:span text:style-name="T1"><text:s text:c="8"/></text:span><text:span text:style-name="T1">default:</text:span></text:p>
            <text:p><text:span text:style-name="T1"><text:s text:c="16"/></text:span><text:span text:style-name="T1">dev_err(dev, "%s: Invalid value\n", __func__);</text:span></text:p>
            <text:p><text:span text:style-name="T1"><text:s text:c="8"/></text:span><text:span text:style-name="T1">}</text:span></text:p>
            <text:p><text:span text:style-name="T1"><text:s text:c="8"/></text:span><text:span text:style-name="T1">mutex_unlock(&amp;(cd-&gt;system_lock));</text:span></text:p>
            <text:p><text:span text:style-name="T1"/></text:p>
            <text:p><text:span text:style-name="T1">cyttsp5_drv_irq_store_error_exit:</text:span></text:p>
            <text:p><text:span text:style-name="T1"/></text:p>
            <text:p><text:span text:style-name="T1"><text:s text:c="8"/></text:span><text:span text:style-name="T1">return size;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1" draw:text-style-name="P4" draw:layer="layout" svg:width="22.278cm" svg:height="18.027cm" svg:x="2.972cm" svg:y="1.547cm">
          <draw:text-box>
            <text:p>static struct device_attribute attributes[] = {</text:p>
            <text:p><text:s text:c="8"/>__ATTR(ic_ver, S_IRUGO, cyttsp5_ic_ver_show, NULL),</text:p>
            <text:p><text:s text:c="8"/>__ATTR(drv_ver, S_IRUGO, cyttsp5_drv_ver_show, NULL),</text:p>
            <text:p><text:s text:c="8"/>__ATTR(hw_reset, S_IWUSR, NULL, cyttsp5_hw_reset_store),</text:p>
            <text:p><text:s text:c="8"/>__ATTR(hw_irq_stat, S_IRUSR, cyttsp5_hw_irq_stat_show, NULL),</text:p>
            <text:p><text:s text:c="8"/>__ATTR(drv_irq, S_IRUSR | S_IWUSR, cyttsp5_drv_irq_show,</text:p>
            <text:p><text:s text:c="16"/>cyttsp5_drv_irq_store),</text:p>
            <text:p><text:s text:c="8"/>__ATTR(drv_debug, S_IWUSR, NULL, cyttsp5_drv_debug_store),</text:p>
            <text:p><text:s text:c="8"/>__ATTR(sleep_status, S_IRUSR, cyttsp5_sleep_status_show, NULL),</text:p>
            <text:p><text:s text:c="8"/>__ATTR(easy_wakeup_gesture, S_IRUSR | S_IWUSR,</text:p>
            <text:p><text:s text:c="16"/>cyttsp5_easy_wakeup_gesture_show,</text:p>
            <text:p><text:s text:c="16"/>cyttsp5_easy_wakeup_gesture_store),</text:p>
            <text:p>#ifdef EASYWAKE_TSG6</text:p>
            <text:p><text:s text:c="8"/>__ATTR(easy_wakeup_gesture_id, S_IRUSR,</text:p>
            <text:p><text:s text:c="16"/>cyttsp5_easy_wakeup_gesture_id_show, NULL),</text:p>
            <text:p><text:s text:c="8"/>__ATTR(easy_wakeup_gesture_data, S_IRUSR,</text:p>
            <text:p><text:s text:c="16"/>cyttsp5_easy_wakeup_gesture_data_show, NULL),</text:p>
            <text:p>#endif</text:p>
            <text:p><text:s text:c="8"/>__ATTR(panel_id, S_IRUGO, cyttsp5_panel_id_show, NULL),</text:p>
            <text:p><text:s text:c="8"/>__ATTR(platform_data, S_IRUGO, cyttsp5_platform_data_show, NULL),</text:p>
            <text:p><text:s text:c="8"/>__ATTR(device_id, S_IRUGO, cyttsp5_device_id_show, NULL),</text:p>
            <text:p>/* add by yuexinghan001 for TP firmware version begin*/</text:p>
            <text:p><text:s text:c="8"/>__ATTR(firmware_ver, S_IRUGO, cyttsp5_firmware_ver_show, NULL),</text:p>
            <text:p>/* add by yuexinghan001 for TP firmware version end*/</text:p>
            <text:p>};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2" draw:text-style-name="P8" draw:layer="layout" svg:width="19.56cm" svg:height="16.605cm" svg:x="0.252cm" svg:y="0.254cm">
          <draw:text-box>
            <text:p><text:span text:style-name="T4">static int add_sysfs_interfaces(struct device *dev)</text:span></text:p>
            <text:p><text:span text:style-name="T4">{</text:span></text:p>
            <text:p><text:span text:style-name="T4"><text:s text:c="8"/></text:span><text:span text:style-name="T4">int i;</text:span></text:p>
            <text:p><text:span text:style-name="T4"/></text:p>
            <text:p><text:span text:style-name="T4"><text:s text:c="8"/></text:span><text:span text:style-name="T4">for (i = 0; i &lt; ARRAY_SIZE(attributes); i++)</text:span></text:p>
            <text:p><text:span text:style-name="T4"><text:s text:c="16"/></text:span><text:span text:style-name="T4">if (device_create_file(dev, attributes + i))</text:span></text:p>
            <text:p><text:span text:style-name="T4"><text:s text:c="24"/></text:span><text:span text:style-name="T4">goto undo;</text:span></text:p>
            <text:p><text:span text:style-name="T4"><text:s text:c="8"/></text:span><text:span text:style-name="T4">return 0;</text:span></text:p>
            <text:p><text:span text:style-name="T4">undo:</text:span></text:p>
            <text:p><text:span text:style-name="T4"><text:s text:c="8"/></text:span><text:span text:style-name="T4">for (i--; i &gt;= 0; i--)</text:span></text:p>
            <text:p><text:span text:style-name="T4"><text:s text:c="16"/></text:span><text:span text:style-name="T4">device_remove_file(dev, attributes + i);</text:span></text:p>
            <text:p><text:span text:style-name="T4"><text:s text:c="8"/></text:span><text:span text:style-name="T4">dev_err(dev, "%s: failed to create sysfs interface\n", __func__);</text:span></text:p>
            <text:p><text:span text:style-name="T4"><text:s text:c="8"/></text:span><text:span text:style-name="T4">return -ENODEV;</text:span></text:p>
            <text:p><text:span text:style-name="T4">}</text:span></text:p>
            <text:p><text:span text:style-name="T4"/></text:p>
            <text:p><text:span text:style-name="T4">static void remove_sysfs_interfaces(struct device *dev)</text:span></text:p>
            <text:p><text:span text:style-name="T4">{</text:span></text:p>
            <text:p><text:span text:style-name="T4"><text:s text:c="8"/></text:span><text:span text:style-name="T4">u32 i;</text:span></text:p>
            <text:p><text:span text:style-name="T4"/></text:p>
            <text:p><text:span text:style-name="T4"><text:s text:c="8"/></text:span><text:span text:style-name="T4">for (i = 0; i &lt; ARRAY_SIZE(attributes); i++)</text:span></text:p>
            <text:p><text:span text:style-name="T4"><text:s text:c="16"/></text:span><text:span text:style-name="T4">device_remove_file(dev, attributes + i);</text:span></text:p>
            <text:p><text:span text:style-name="T4">}</text:span></text:p>
            <text:p><text:span text:style-name="T4"/></text:p>
          </draw:text-box>
        </draw:frame>
        <draw:frame draw:style-name="gr13" draw:text-style-name="P4" draw:layer="layout" svg:width="17.74cm" svg:height="5.228cm" svg:x="0.294cm" svg:y="14.224cm">
          <draw:text-box>
            <text:p>Probe(): <text:s text:c="7"/></text:p>
            <text:p>dev_dbg(dev, "%s: add sysfs interfaces\n", __func__);</text:p>
            <text:p><text:s text:c="8"/>rc = add_sysfs_interfaces(dev);</text:p>
            <text:p><text:s text:c="8"/>if (rc &lt; 0) {</text:p>
            <text:p><text:s text:c="16"/>dev_err(dev, "%s: Error, fail sysfs init\n", __func__);</text:p>
            <text:p><text:s text:c="16"/>goto error_attr_create;</text:p>
            <text:p><text:s text:c="8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10" draw:layer="layout" svg:width="26.327cm" svg:height="1.302cm" svg:x="0.254cm" svg:y="1.27cm">
          <draw:text-box>
            <text:p text:style-name="P9">需要使用设备时，device driver调用pm_runtime_get（或pm_runtime_get_sync）接口，增加引用计数；不再使用设备时，device driver调用pm_runtime_put（或pm_runtime_put_sync）接口，减少引用计数。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5:29:40.384065134</meta:creation-date>
    <dc:date>2019-08-12T12:31:25.439799391</dc:date>
    <meta:editing-duration>PT5H5M56S</meta:editing-duration>
    <meta:editing-cycles>4</meta:editing-cycles>
    <meta:generator>LibreOffice/5.1.6.2$Linux_X86_64 LibreOffice_project/10m0$Build-2</meta:generator>
    <meta:document-statistic meta:object-count="54"/>
  </office:meta>
</office:document-meta>
</file>